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Fira Code" svg:font-family="'Fir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paragraph-properties fo:break-before="page"/>
      <style:text-properties style:font-name="Fira Code"/>
    </style:style>
    <style:style style:name="P2" style:family="paragraph" style:parent-style-name="Standard">
      <style:text-properties style:font-name="Fira Code"/>
    </style:style>
    <style:style style:name="P3" style:family="paragraph" style:parent-style-name="Standard">
      <style:text-properties style:font-name="Fira Code" officeooo:rsid="0010c6d3" officeooo:paragraph-rsid="0010c6d3"/>
    </style:style>
    <style:style style:name="P4" style:family="paragraph" style:parent-style-name="Standard">
      <style:text-properties style:font-name="Fira Code" officeooo:rsid="001999cb" officeooo:paragraph-rsid="001999cb"/>
    </style:style>
    <style:style style:name="P5" style:family="paragraph" style:parent-style-name="Text_20_body">
      <style:text-properties style:font-name="Fira Code" officeooo:rsid="00145dec" officeooo:paragraph-rsid="00145dec"/>
    </style:style>
    <style:style style:name="P6" style:family="paragraph" style:parent-style-name="Text_20_body">
      <style:text-properties style:font-name="Fira Code" officeooo:rsid="0016fdbc" officeooo:paragraph-rsid="0016fdbc"/>
    </style:style>
    <style:style style:name="P7" style:family="paragraph" style:parent-style-name="Text_20_body">
      <style:text-properties style:font-name="Fira Code" officeooo:paragraph-rsid="00145dec"/>
    </style:style>
    <style:style style:name="P8" style:family="paragraph" style:parent-style-name="Text_20_body">
      <style:text-properties style:font-name="Fira Code" officeooo:rsid="001a5873" officeooo:paragraph-rsid="001a5873"/>
    </style:style>
    <style:style style:name="P9" style:family="paragraph" style:parent-style-name="Text_20_body">
      <style:text-properties style:font-name="Fira Code" officeooo:rsid="001a5873" officeooo:paragraph-rsid="001e593e"/>
    </style:style>
    <style:style style:name="P10" style:family="paragraph" style:parent-style-name="Text_20_body">
      <style:text-properties style:font-name="Fira Code" officeooo:rsid="001b5e59" officeooo:paragraph-rsid="001b5e59"/>
    </style:style>
    <style:style style:name="P11" style:family="paragraph" style:parent-style-name="Text_20_body">
      <style:text-properties style:font-name="Fira Code" officeooo:rsid="001b5e59" officeooo:paragraph-rsid="001a5873"/>
    </style:style>
    <style:style style:name="P12" style:family="paragraph" style:parent-style-name="Text_20_body">
      <style:text-properties officeooo:paragraph-rsid="001e593e"/>
    </style:style>
    <style:style style:name="P13" style:family="paragraph" style:parent-style-name="Text_20_body">
      <style:text-properties officeooo:paragraph-rsid="001ed027"/>
    </style:style>
    <style:style style:name="P14" style:family="paragraph" style:parent-style-name="Title">
      <style:text-properties style:font-name="Fira Code"/>
    </style:style>
    <style:style style:name="P15" style:family="paragraph" style:parent-style-name="Heading_20_1">
      <style:text-properties style:font-name="Fira Code"/>
    </style:style>
    <style:style style:name="P16" style:family="paragraph" style:parent-style-name="Heading_20_1">
      <style:paragraph-properties fo:break-before="page"/>
      <style:text-properties style:font-name="Fira Code"/>
    </style:style>
    <style:style style:name="P17" style:family="paragraph" style:parent-style-name="Heading_20_3">
      <style:text-properties style:font-name="Fira Code"/>
    </style:style>
    <style:style style:name="P18" style:family="paragraph" style:parent-style-name="Standard" style:list-style-name="L1">
      <style:text-properties style:font-name="Fira Code" officeooo:rsid="0010c6d3" officeooo:paragraph-rsid="0010c6d3"/>
    </style:style>
    <style:style style:name="P19" style:family="paragraph" style:parent-style-name="Standard" style:list-style-name="L2">
      <style:text-properties style:font-name="Fira Code" officeooo:rsid="0010c6d3" officeooo:paragraph-rsid="0010c6d3"/>
    </style:style>
    <style:style style:name="P20" style:family="paragraph" style:parent-style-name="Standard" style:list-style-name="L3">
      <style:text-properties style:font-name="Fira Code" officeooo:rsid="0010c6d3" officeooo:paragraph-rsid="0010c6d3"/>
    </style:style>
    <style:style style:name="P21" style:family="paragraph" style:parent-style-name="Standard" style:list-style-name="L4">
      <style:text-properties style:font-name="Fira Code" officeooo:rsid="0010c6d3" officeooo:paragraph-rsid="0010c6d3"/>
    </style:style>
    <style:style style:name="P22" style:family="paragraph" style:parent-style-name="Standard" style:list-style-name="L5">
      <style:text-properties style:font-name="Fira Code" officeooo:rsid="0010c6d3" officeooo:paragraph-rsid="0010c6d3"/>
    </style:style>
    <style:style style:name="P23" style:family="paragraph" style:parent-style-name="Text_20_body">
      <style:text-properties style:font-name="Fira Code"/>
    </style:style>
    <style:style style:name="P24" style:family="paragraph" style:parent-style-name="Text_20_body">
      <style:text-properties style:font-name="Fira Code" officeooo:paragraph-rsid="002487fa"/>
    </style:style>
    <style:style style:name="P25" style:family="paragraph" style:parent-style-name="Text_20_body">
      <style:text-properties style:font-name="Fira Code" officeooo:rsid="001b5e59" officeooo:paragraph-rsid="001b5e59"/>
    </style:style>
    <style:style style:name="P26" style:family="paragraph" style:parent-style-name="Text_20_body">
      <style:text-properties style:font-name="Fira Code" officeooo:rsid="002487fa" officeooo:paragraph-rsid="002487fa"/>
    </style:style>
    <style:style style:name="T1" style:family="text">
      <style:text-properties officeooo:rsid="0013fd17"/>
    </style:style>
    <style:style style:name="T2" style:family="text">
      <style:text-properties officeooo:rsid="001601fb"/>
    </style:style>
    <style:style style:name="T3" style:family="text">
      <style:text-properties officeooo:rsid="00145dec"/>
    </style:style>
    <style:style style:name="T4" style:family="text">
      <style:text-properties officeooo:rsid="001b5e59"/>
    </style:style>
    <style:style style:name="T5" style:family="text">
      <style:text-properties style:font-name="Fira Code"/>
    </style:style>
    <style:style style:name="T6" style:family="text">
      <style:text-properties style:font-name="Fira Code" officeooo:rsid="001a5873"/>
    </style:style>
    <style:style style:name="T7" style:family="text">
      <style:text-properties style:font-name="Fira Code" officeooo:rsid="001b5e59"/>
    </style:style>
    <style:style style:name="T8" style:family="text">
      <style:text-properties style:font-name="Fira Code" officeooo:rsid="001e593e"/>
    </style:style>
    <style:style style:name="T9" style:family="text">
      <style:text-properties style:font-name="Fira Code" officeooo:rsid="001ed027"/>
    </style:style>
    <style:style style:name="T10" style:family="text">
      <style:text-properties style:font-name="Fira Code" officeooo:rsid="002487fa"/>
    </style:style>
    <style:style style:name="T11" style:family="text">
      <style:text-properties officeooo:rsid="001c094b"/>
    </style:style>
    <style:style style:name="T12" style:family="text">
      <style:text-properties officeooo:rsid="002487fa"/>
    </style:style>
    <style:style style:name="T13" style:family="text">
      <style:text-properties officeooo:rsid="001ed027"/>
    </style:style>
    <style:style style:name="T14" style:family="text">
      <style:text-properties officeooo:rsid="001a5873"/>
    </style:style>
    <style:style style:name="T15" style:family="text">
      <style:text-properties officeooo:rsid="002513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atabase Model</text:p>
      <text:h text:style-name="P15" text:outline-level="1">Users</text:h>
      <text:list xml:id="list3018537764" text:style-name="L1">
        <text:list-item>
          <text:p text:style-name="P18">user_id = id</text:p>
        </text:list-item>
        <text:list-item>
          <text:p text:style-name="P18">user_name = name</text:p>
        </text:list-item>
        <text:list-item>
          <text:p text:style-name="P18">user_email = email</text:p>
        </text:list-item>
        <text:list-item>
          <text:p text:style-name="P18">user_hash = password hash</text:p>
        </text:list-item>
        <text:list-item>
          <text:p text:style-name="P18">first_name</text:p>
        </text:list-item>
        <text:list-item>
          <text:p text:style-name="P18">last_name</text:p>
        </text:list-item>
        <text:list-item>
          <text:p text:style-name="P18">Role – [Submitter, Developer, Project Manager]</text:p>
        </text:list-item>
      </text:list>
      <text:p text:style-name="P3"/>
      <text:h text:style-name="P15" text:outline-level="1">Projects</text:h>
      <text:list xml:id="list3618067976" text:style-name="L2">
        <text:list-item>
          <text:p text:style-name="P19">Deadline</text:p>
        </text:list-item>
        <text:list-item>
          <text:p text:style-name="P19">Assigned Personnel – [are Users]</text:p>
        </text:list-item>
      </text:list>
      <text:p text:style-name="P3"/>
      <text:h text:style-name="P15" text:outline-level="1">Tickets</text:h>
      <text:list xml:id="list15742064" text:style-name="L3">
        <text:list-item>
          <text:p text:style-name="P20">Title</text:p>
        </text:list-item>
        <text:list-item>
          <text:p text:style-name="P20">Description</text:p>
        </text:list-item>
        <text:list-item>
          <text:p text:style-name="P20">Project - [Parent]</text:p>
        </text:list-item>
        <text:list-item>
          <text:p text:style-name="P20">Type – [Bug/Error, Feature Request]</text:p>
        </text:list-item>
        <text:list-item>
          <text:p text:style-name="P20">Priority – [Low, Medium, High, Critical!]</text:p>
        </text:list-item>
        <text:list-item>
          <text:p text:style-name="P20">Submitter – [is User]</text:p>
        </text:list-item>
        <text:list-item>
          <text:p text:style-name="P20">Developer – [is User]</text:p>
        </text:list-item>
        <text:list-item>
          <text:p text:style-name="P20">Status</text:p>
        </text:list-item>
        <text:list-item>
          <text:p text:style-name="P20">Created</text:p>
        </text:list-item>
      </text:list>
      <text:p text:style-name="P3"/>
      <text:h text:style-name="P17" text:outline-level="3"><text:tab/><text:span text:style-name="T1">Ticket_</text:span>History _<text:span text:style-name="T1">Entry</text:span>– [is made programatically]</text:h>
      <text:list xml:id="list3744656343" text:style-name="L4">
        <text:list-item>
          <text:p text:style-name="P21">Property</text:p>
        </text:list-item>
        <text:list-item>
          <text:p text:style-name="P21">Old Value</text:p>
        </text:list-item>
        <text:list-item>
          <text:p text:style-name="P21">New Value</text:p>
        </text:list-item>
        <text:list-item>
          <text:p text:style-name="P21">Date of change</text:p>
        </text:list-item>
      </text:list>
      <text:h text:style-name="P17" text:outline-level="3"><text:tab/><text:span text:style-name="T1">Ticket_</text:span>Message – [See Vue app for live chatting]</text:h>
      <text:list xml:id="list24190462" text:style-name="L5">
        <text:list-item>
          <text:p text:style-name="P22">Message</text:p>
        </text:list-item>
        <text:list-item>
          <text:p text:style-name="P22">Ticket_id – [is Foreign Key]</text:p>
        </text:list-item>
        <text:list-item>
          <text:p text:style-name="P22">Sender – [is User]</text:p>
        </text:list-item>
        <text:list-item>
          <text:p text:style-name="P22">Timestamp</text:p>
        </text:list-item>
      </text:list>
      <text:p text:style-name="P1"><text:span text:style-name="T2">Web App </text:span>Features</text:p>
      <text:h text:style-name="P17" text:outline-level="3">Global:</text:h>
      <text:p text:style-name="P5">Alerts are rendered as error or success message in the layout template</text:p>
      <text:p text:style-name="P6">Undraw.co for SVG Graphics</text:p>
      <text:p text:style-name="P7"/>
      <text:h text:style-name="P17" text:outline-level="3">Registration:</text:h>
      <text:p text:style-name="P2">Check Password and Confirmation via Javascript</text:p>
      <text:p text:style-name="P2">Validate all Fields to be alphanumeric only through regular expressions</text:p>
      <text:p text:style-name="P2">Check if username exists in the database</text:p>
      <text:p text:style-name="P5"/>
      <text:h text:style-name="P17" text:outline-level="3">Login:</text:h>
      <text:p text:style-name="P7"><text:span text:style-name="T3">User </text:span><text:span text:style-name="T2">Alert</text:span><text:span text:style-name="T3"> on Invalid credentials</text:span></text:p>
      <text:h text:style-name="P17" text:outline-level="3">User Management:</text:h>
      <text:p text:style-name="P2">Change User Role, First and Last Name, Username, and Email</text:p>
      <text:p text:style-name="P2">Custom Scrollbar for tables</text:p>
      <text:p text:style-name="P2">Sort and search User tables via Bootstrap-Table</text:p>
      <text:p text:style-name="P4">Data Validation on User Change!</text:p>
      <text:p text:style-name="P2"/>
      <text:h text:style-name="P17" text:outline-level="3">Delete Users</text:h>
      <text:h text:style-name="P16" text:outline-level="1">Data To Chart</text:h>
      <text:p text:style-name="Text_20_body"><text:span text:style-name="T5"/></text:p>
      <text:p text:style-name="P24"><text:span text:style-name="T13">Critical </text:span><text:span text:style-name="T14">per Project – </text:span><text:span text:style-name="T4">Donut</text:span></text:p>
      <text:p text:style-name="P23"/>
      <text:p text:style-name="P8">Number of Projects</text:p>
      <text:p text:style-name="P12"><text:span text:style-name="T6">- </text:span><text:span text:style-name="T7">With Stacked Column of Tickets by </text:span><text:span text:style-name="T8">Type</text:span></text:p>
      <text:p text:style-name="P12"><text:span text:style-name="T6">- </text:span><text:span text:style-name="T7">With Stacked Column of Tickets by </text:span><text:span text:style-name="T8">Priority</text:span></text:p>
      <text:p text:style-name="P9">- <text:span text:style-name="T4">With Stacked Column of Tickets by Status</text:span></text:p>
      <text:p text:style-name="P11"/>
      <text:p text:style-name="P13"><text:span text:style-name="T8">Total Bug</text:span><text:span text:style-name="T7"> Reports </text:span><text:span text:style-name="T6">per Project – </text:span><text:span text:style-name="T7">Donut</text:span></text:p>
      <text:p text:style-name="P10">Tickets <text:span text:style-name="T12">per</text:span> Priority - <text:span text:style-name="T12">Donut</text:span></text:p>
      <text:p text:style-name="P10">Tickets per Status – <text:span text:style-name="T11">Donut</text:span></text:p>
      <text:p text:style-name="P10"/>
      <text:p text:style-name="P26">Table <text:span text:style-name="T15">of 10 oldest ticket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Fira Code" svg:font-family="'Fir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1" svg:font-family="Ubuntu" style:font-family-generic="swiss" style:font-pitch="variable"/>
    <style:font-face style:name="Ubuntu" svg:font-family="Ubuntu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Ubuntu1" fo:font-family="Ubuntu" style:font-family-generic="swiss" style:font-pitch="variable" officeooo:rsid="00145de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7T12:20:13.363000000</meta:creation-date>
    <dc:date>2020-09-28T10:09:58.962000000</dc:date>
    <meta:editing-duration>P2DT9H37M40S</meta:editing-duration>
    <meta:editing-cycles>9</meta:editing-cycles>
    <meta:generator>LibreOffice/7.0.0.3$Windows_X86_64 LibreOffice_project/8061b3e9204bef6b321a21033174034a5e2ea88e</meta:generator>
    <meta:document-statistic meta:table-count="0" meta:image-count="0" meta:object-count="0" meta:page-count="3" meta:paragraph-count="58" meta:word-count="241" meta:character-count="1422" meta:non-whitespace-character-count="1251"/>
  </office:meta>
</office:document-meta>
</file>